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6.255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6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style:writing-mode="lr-tb"/>
      <style:text-properties fo:font-style="normal" style:font-style-asian="normal" style:font-style-complex="normal"/>
    </style:style>
    <style:style style:name="P6" style:family="paragraph">
      <loext:graphic-properties draw:fill-color="#ffffff"/>
      <style:paragraph-properties style:writing-mode="lr-tb"/>
      <style:text-properties fo:font-size="40pt"/>
    </style:style>
    <style:style style:name="T1" style:family="text">
      <style:text-properties fo:font-size="3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666666" loext:opacity="100%" fo:font-style="italic" style:font-style-asian="italic" style:font-style-complex="italic"/>
    </style:style>
    <style:style style:name="T5" style:family="text">
      <style:text-properties fo:color="#000000" loext:opacity="100%" fo:font-style="italic" style:font-style-asian="italic" style:font-style-complex="italic"/>
    </style:style>
    <style:style style:name="T6" style:family="text">
      <style:text-properties fo:font-size="205.899993896484pt" style:font-size-asian="205.899993896484pt" style:font-size-complex="205.89999389648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12cm" svg:x="1.25cm" svg:y="1cm" presentation:class="title">
          <draw:text-box>
            <text:p text:style-name="P1">CompSci 2SD3<text:line-break/>Tutorial #9</text:p>
          </draw:text-box>
        </draw:frame>
        <draw:frame presentation:style-name="pr2" draw:text-style-name="P2" draw:layer="layout" svg:width="25cm" svg:height="4.333cm" svg:x="1.25cm" svg:y="14.333cm" presentation:class="subtitle">
          <draw:text-box>
            <text:p><text:span text:style-name="T1">TA: Jatin Chowdhary</text:span></text:p>
            <text:p><text:span text:style-name="T1">DATE: March 29th, 2022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Announcements (1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Assignment #1 marks are out</text:p>
                <text:list>
                  <text:list-item>
                    <text:p>If there is any issue, shoot me an email!</text:p>
                  </text:list-item>
                  <text:list-item>
                    <text:p>Most of y’all did not take it seriously</text:p>
                    <text:list>
                      <text:list-item>
                        <text:p>Assignment #1 is the freebie</text:p>
                      </text:list-item>
                    </text:list>
                  </text:list-item>
                </text:list>
              </text:list-item>
              <text:list-item>
                <text:p>Marking took longer than expected</text:p>
                <text:list>
                  <text:list-item>
                    <text:p>Issues with uploading</text:p>
                    <text:list>
                      <text:list-item>
                        <text:p>System kept returning an error</text:p>
                      </text:list-item>
                    </text:list>
                  </text:list-item>
                  <text:list-item>
                    <text:p>Leaving detailed feedback is time consuming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Announcements (2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Assignment #2, #3 should be quicker to mark</text:p>
                <text:list>
                  <text:list-item>
                    <text:p>Assignments are easier</text:p>
                  </text:list-item>
                  <text:list-item>
                    <text:p>Skeleton files tell you exactly what to do</text:p>
                  </text:list-item>
                  <text:list-item>
                    <text:p>No more issues with uploading marks</text:p>
                  </text:list-item>
                </text:list>
              </text:list-item>
              <text:list-item>
                <text:p>Assignment #4 is about GO</text:p>
                <text:list>
                  <text:list-item>
                    <text:p>Requirements are the same as Assignment #4, but instead of programming in C, you will program in G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Outline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GO</text:p>
                <text:list>
                  <text:list-item>
                    <text:p>Introduction</text:p>
                  </text:list-item>
                  <text:list-item>
                    <text:p>Basics</text:p>
                  </text:list-item>
                  <text:list-item>
                    <text:p>Comments</text:p>
                    <text:list>
                      <text:list-item>
                        <text:p><text:span text:style-name="T2">Identical to C</text:span></text:p>
                      </text:list-item>
                    </text:list>
                  </text:list-item>
                  <text:list-item>
                    <text:p>Variables</text:p>
                  </text:list-item>
                  <text:list-item>
                    <text:p>Conditionals</text:p>
                  </text:list-item>
                  <text:list-item>
                    <text:p>Concurrency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Introduction To GO (1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GO</text:p>
                <text:list>
                  <text:list-item>
                    <text:p>Also referred to as GoLang</text:p>
                    <text:list>
                      <text:list-item>
                        <text:p>Because of former domain name golang.org</text:p>
                      </text:list-item>
                    </text:list>
                  </text:list-item>
                  <text:list-item>
                    <text:p>Statically typed</text:p>
                  </text:list-item>
                  <text:list-item>
                    <text:p>Compiled</text:p>
                    <text:list>
                      <text:list-item>
                        <text:p>Not to be confused with interpreted</text:p>
                      </text:list-item>
                      <text:list-item>
                        <text:p>Examples of other compiled languages:</text:p>
                        <text:list>
                          <text:list-item>
                            <text:p>Java</text:p>
                          </text:list-item>
                          <text:list-item>
                            <text:p>C</text:p>
                          </text:list-item>
                        </text:list>
                      </text:list-item>
                    </text:list>
                  </text:list-item>
                  <text:list-item>
                    <text:p>Syntax is similar to C</text:p>
                    <text:list>
                      <text:list-item>
                        <text:p>Not reall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Introduction To GO (2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Benefits of using GO:</text:p>
                <text:list>
                  <text:list-item>
                    <text:p>Memory safety</text:p>
                  </text:list-item>
                  <text:list-item>
                    <text:p>Garbage collection</text:p>
                    <text:list>
                      <text:list-item>
                        <text:p><text:span text:style-name="T2">Just like Java</text:span></text:p>
                      </text:list-item>
                    </text:list>
                  </text:list-item>
                  <text:list-item>
                    <text:p>Structural typing</text:p>
                    <text:list>
                      <text:list-item>
                        <text:p>Just like <text:span text:style-name="T2">Haskell</text:span></text:p>
                      </text:list-item>
                    </text:list>
                  </text:list-item>
                  <text:list-item>
                    <text:p>CSP-style concurrency</text:p>
                    <text:list>
                      <text:list-item>
                        <text:p>Most important feature; at least for our use case</text:p>
                        <text:list>
                          <text:list-item>
                            <text:p><text:span text:style-name="T2">Translation: Creating a multi-threaded program is easier than ever before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Other Stuff</text:p>
          </draw:text-box>
        </draw:frame>
        <draw:frame presentation:style-name="pr5" draw:text-style-name="P5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3">Other stuff you may or may not want to know:</text:span></text:p>
                <text:list>
                  <text:list-item>
                    <text:p><text:span text:style-name="T3">Designed at Google</text:span></text:p>
                  </text:list-item>
                  <text:list-item>
                    <text:p><text:span text:style-name="T3">Designed by:</text:span></text:p>
                    <text:list>
                      <text:list-item>
                        <text:p><text:span text:style-name="T3">Robert Griesemer</text:span></text:p>
                      </text:list-item>
                      <text:list-item>
                        <text:p><text:span text:style-name="T3">Rob Pike</text:span></text:p>
                      </text:list-item>
                      <text:list-item>
                        <text:p><text:span text:style-name="T3">Ken Thompson</text:span></text:p>
                        <text:list>
                          <text:list-item>
                            <text:p><text:span text:style-name="T2">Hold on, where have we heard this name before?</text:span></text:p>
                            <text:list>
                              <text:list-item>
                                <text:p><text:span text:style-name="T4">Hint: Bel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Multi-paradigm</text:span></text:p>
                    <text:list>
                      <text:list-item>
                        <text:p><text:span text:style-name="T3">But everyone focuses on object oriented (OOP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Programming Time</text:p>
          </draw:text-box>
        </draw:frame>
        <draw:frame presentation:style-name="pr5" draw:text-style-name="P5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3">Create an (obligatory) Hello World program</text:span></text:p>
                <text:list>
                  <text:list-item>
                    <text:p><text:span text:style-name="T3">Step-by-step and piece it together</text:span></text:p>
                    <text:list>
                      <text:list-item>
                        <text:p><text:span text:style-name="T2">i.e. ex1.go</text:span></text:p>
                      </text:list-item>
                    </text:list>
                    <text:p><text:span text:style-name="T3"/></text:p>
                  </text:list-item>
                </text:list>
                <text:p><text:span text:style-name="T3">1. Add package statement</text:span></text:p>
                <text:p><text:span text:style-name="T3">2. Start importing</text:span></text:p>
                <text:p><text:span text:style-name="T3">3. Define main</text:span></text:p>
                <text:p><text:span text:style-name="T3">4. Print hello world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Running Time</text:p>
          </draw:text-box>
        </draw:frame>
        <draw:frame presentation:style-name="pr5" draw:text-style-name="P5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3">Running GO programs (or code) is weird</text:span></text:p>
                <text:list>
                  <text:list-item>
                    <text:p><text:span text:style-name="T3">GO allows us to compile and run code in one step</text:span></text:p>
                    <text:list>
                      <text:list-item>
                        <text:p><text:span text:style-name="T3">i.e. </text:span><text:span text:style-name="T2">go run XXX</text:span></text:p>
                      </text:list-item>
                    </text:list>
                  </text:list-item>
                  <text:list-item>
                    <text:p><text:span text:style-name="T3">But if we can also just compile and not run</text:span></text:p>
                    <text:list>
                      <text:list-item>
                        <text:p><text:span text:style-name="T3">i.e. </text:span><text:span text:style-name="T2">go build XXX</text:span></text:p>
                      </text:list-item>
                    </text:list>
                  </text:list-item>
                </text:list>
              </text:list-item>
              <text:list-item>
                <text:p><text:span text:style-name="T3">GO has its own set of non-traditional man pages</text:span></text:p>
                <text:list>
                  <text:list-item>
                    <text:p><text:span text:style-name="T3">Translation: No manual entry for GO</text:span></text:p>
                  </text:list-item>
                  <text:list-item>
                    <text:p><text:span text:style-name="T3">Command is: </text:span><text:span text:style-name="T2">go help</text:span></text:p>
                    <text:list>
                      <text:list-item>
                        <text:p><text:span text:style-name="T3">Question: What does </text:span><text:span text:style-name="T2">go clean</text:span><text:span text:style-name="T3"> do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Programming (1)</text:p>
          </draw:text-box>
        </draw:frame>
        <draw:frame presentation:style-name="pr5" draw:text-style-name="P5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3">Data Types In GO</text:span></text:p>
              </text:list-item>
              <text:list-item>
                <text:p><text:span text:style-name="T3">Variables &amp; Constants</text:span></text:p>
              </text:list-item>
              <text:list-item>
                <text:p><text:span text:style-name="T3">Operators</text:span></text:p>
                <text:list>
                  <text:list-item>
                    <text:p><text:span text:style-name="T3">Mathematical</text:span></text:p>
                    <text:list>
                      <text:list-item>
                        <text:p><text:span text:style-name="T2">i.e. Add, subtract, multiply, etc.</text:span></text:p>
                      </text:list-item>
                    </text:list>
                  </text:list-item>
                  <text:list-item>
                    <text:p><text:span text:style-name="T3">Relational</text:span></text:p>
                    <text:list>
                      <text:list-item>
                        <text:p><text:span text:style-name="T2">i.e. Equals to, not equals to, less than, etc.</text:span></text:p>
                      </text:list-item>
                    </text:list>
                  </text:list-item>
                  <text:list-item>
                    <text:p><text:span text:style-name="T3">Logical</text:span></text:p>
                    <text:list>
                      <text:list-item>
                        <text:p><text:span text:style-name="T2">i.e AND, OR, NOT, etc.</text:span></text:p>
                      </text:list-item>
                    </text:list>
                  </text:list-item>
                  <text:list-item>
                    <text:p><text:span text:style-name="T3">Bitwise</text:span></text:p>
                    <text:list>
                      <text:list-item>
                        <text:p><text:span text:style-name="T2">Don’t worry about it</text:span></text:p>
                      </text:list-item>
                    </text:list>
                  </text:list-item>
                </text:list>
              </text:list-item>
              <text:list-item>
                <text:p><text:span text:style-name="T5">Conditionals</text:span></text:p>
                <text:list>
                  <text:list-item>
                    <text:p><text:span text:style-name="T5">i.e. if, else, for, etc.</text:span></text:p>
                  </text:list-item>
                </text:list>
              </text:list-item>
              <text:list-item>
                <text:p><text:span text:style-name="T4">Note: Other than variables, everything else is identical to C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5.199cm" svg:height="16.255cm" svg:x="1.397cm" svg:y="2.336cm" presentation:class="subtitle" presentation:user-transformed="true">
          <draw:text-box>
            <text:p><text:span text:style-name="T6">THE END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05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29T10:12:40.235084929</meta:creation-date>
    <meta:editing-duration>PT1H48M30S</meta:editing-duration>
    <meta:editing-cycles>31</meta:editing-cycles>
    <meta:generator>LibreOffice/7.2.1.2$MacOSX_X86_64 LibreOffice_project/87b77fad49947c1441b67c559c339af8f3517e22</meta:generator>
    <dc:title>Vivid</dc:title>
    <dc:date>2022-03-29T19:09:01.241970526</dc:date>
    <meta:document-statistic meta:object-count="87"/>
  </office:meta>
</office:document-meta>
</file>